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ru" fo:country="RU" style:font-size-asian="11pt"/>
    </style:style>
    <style:style style:name="P3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US" style:font-size-asian="11pt"/>
    </style:style>
    <style:style style:name="P4" style:family="paragraph" style:parent-style-name="Standard" style:master-page-name="Standard">
      <style:paragraph-properties fo:margin-top="0in" fo:margin-bottom="0.139in" loext:contextual-spacing="false" fo:line-height="115%" style:page-number="auto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fo:language="en" fo:country="US" style:font-size-asian="11pt"/>
    </style:style>
    <style:style style:name="T3" style:family="text">
      <style:text-properties style:font-name="Calibri" fo:font-size="11pt" fo:language="ru" fo:country="RU" style:font-size-asian="11pt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вообщем суть такова на карте есть выделенные участки земли пользователь нажимает на определенный участок то перед ним возникает окошко с <text:s/>данными земли его </text:span><text:span text:style-name="T2">id</text:span><text:span text:style-name="T3"> что посажено(культура) и примечание <text:s/>и снизу 2 кнопки</text:span><text:span text:style-name="T2"> </text:span><text:span text:style-name="T3">2 кнопками 1 прогноз 2 отправить запрос на посев логика у 2 кнопок одна но при нажатии на 2 при положительном результате админу уходит сообщение или уведомление неважно что земся с таким то таким то </text:span><text:span text:style-name="T2">id </text:span><text:span text:style-name="T3">запросил посев и если он одобрит то на карте с этим </text:span><text:span text:style-name="T2">id </text:span><text:span text:style-name="T3">будет уже указано что там посажено</text:span></text:p>
      <text:p text:style-name="P2"/>
      <text:p text:style-name="P1"><text:span text:style-name="T3">логика проверки на посев я <text:s/>дам формулу это обычный свитч кейс по формуле понятно</text:span></text:p>
      <text:p text:style-name="P1"><text:span text:style-name="T3">получается проверка такая если результат равен 1 то можно сажать если 0 то сообщение что нельзя сажать</text:span></text:p>
      <text:p text:style-name="P1"><text:span text:style-name="T3">теперь по слоям я скину архив с файлами словев Внутри есть папка </text:span><text:span text:style-name="T2">pages </text:span><text:span text:style-name="T3">там 3 </text:span><text:span text:style-name="T2">html </text:span><text:span text:style-name="T3">файла можешь открыть их в браузере и глянуть как работают слои и карты там </text:span><text:span text:style-name="T2">js</text:span></text:p>
      <text:p text:style-name="P1"><text:span text:style-name="T3">можно использовать </text:span><text:span text:style-name="T2">.shp </text:span><text:span text:style-name="T3">файлы или </text:span><text:span text:style-name="T2">geoJson</text:span></text:p>
      <text:p text:style-name="P1"><text:span text:style-name="T3">если </text:span><text:span text:style-name="T2">shp </text:span><text:span text:style-name="T3">файлы то для изменения данных тебе нужно будет открыть файл Названние</text:span><text:span text:style-name="T2">.dbf </text:span><text:span text:style-name="T3">и распарсить и внести изменения и сохранить обратно если </text:span><text:span text:style-name="T2">geoJson </text:span><text:span text:style-name="T3">то все можно внутри жсонки</text:span></text:p>
      <text:p text:style-name="P1"><text:span text:style-name="T3">авторизация самая простая какую тебе удобно но чтобы были юзеры и регистрация без токенов </text:span></text:p>
      <text:p text:style-name="P1"><text:span text:style-name="T3">когда админ логинится у него в уведомлениях сообщение типо вам поступил запрос на посев он открывает его и там кнопка проверить на прогноз опять проходит та же логика проверки и сообщение все в порядке и у админа выбор да или нет если да то в файле слоя находим по </text:span><text:span text:style-name="T2">id </text:span><text:span text:style-name="T3"><text:s/>и в поле культ пишем значение в зависимости от культуры кукуруза 1 помидор 2 и тд</text:span></text:p>
      <text:p text:style-name="P1"><text:span text:style-name="T3">для отображения карт использовать можно </text:span><text:span text:style-name="T2">mapbox </text:span><text:span text:style-name="T3">или </text:span><text:span text:style-name="T2">leaflet </text:span><text:span text:style-name="T3">в тех хтмл страницах по моему леафлет используется </text:span></text:p>
      <text:p text:style-name="P1"><text:span text:style-name="T3">Для </text:span><text:span text:style-name="T2">mapbox </text:span><text:span text:style-name="T3">используйеш токен скину если надо</text:span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10" meta:word-count="285" meta:character-count="1655" meta:non-whitespace-character-count="1374"/>
    <meta:generator>LibreOffice/6.4.7.2$Linux_X86_64 LibreOffice_project/40$Build-2</meta:generator>
  </office:meta>
</office:document-meta>
</file>